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e6634" officeooo:paragraph-rsid="000e6634"/>
    </style:style>
    <style:style style:name="P2" style:family="paragraph" style:parent-style-name="Standard">
      <style:paragraph-properties fo:text-align="center" style:justify-single-word="false"/>
      <style:text-properties fo:font-weight="bold" officeooo:rsid="000e6634" officeooo:paragraph-rsid="000e6634" style:font-weight-asian="bold" style:font-weight-complex="bold"/>
    </style:style>
    <style:style style:name="P3" style:family="paragraph" style:parent-style-name="Standard">
      <style:paragraph-properties fo:text-align="start" style:justify-single-word="false"/>
      <style:text-properties fo:font-weight="normal" officeooo:rsid="000e6634" officeooo:paragraph-rsid="000e6634" style:font-weight-asian="normal" style:font-weight-complex="normal"/>
    </style:style>
    <style:style style:name="P4" style:family="paragraph" style:parent-style-name="Standard">
      <style:paragraph-properties fo:text-align="justify" style:justify-single-word="false"/>
      <style:text-properties fo:font-weight="normal" officeooo:rsid="000e6634" officeooo:paragraph-rsid="000e6634" style:font-weight-asian="normal" style:font-weight-complex="normal"/>
    </style:style>
    <style:style style:name="T1" style:family="text">
      <style:text-properties officeooo:rsid="0011a4d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genharia de Computação</text:p>
      <text:p text:style-name="P1">André Oliveira de Sousa – 11325684</text:p>
      <text:p text:style-name="P1"/>
      <text:p text:style-name="P1"/>
      <text:p text:style-name="P1"/>
      <text:p text:style-name="P2">Introdução à Computação Gráfica</text:p>
      <text:p text:style-name="P2"/>
      <text:p text:style-name="P2"/>
      <text:p text:style-name="P3">1 – É possível otimizar o uso da memória a partir da otimização da tabela de cores de uma imagem?</text:p>
      <text:p text:style-name="P3"/>
      <text:p text:style-name="P4">R – <text:span text:style-name="T1">Sim. A área que enxergamos é chamada de campo visual. O campo visual humano é restrito, por exemplo, as diferentes cores que podem ser percebidas pelo olho humano correspondem a uma pequena faixa de frequências do espectro eletromagnético. Sabendo de nossas limitações visuais, não precisamos representar todas as possíveis combinações de cores, visto que muitas delas nem serão percebidas, então, se não representamos todas cores possíveis, economizamos memór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3T10:20:50.944187919</meta:creation-date>
    <dc:date>2019-11-13T11:48:55.682328065</dc:date>
    <meta:editing-duration>PT28S</meta:editing-duration>
    <meta:editing-cycles>1</meta:editing-cycles>
    <meta:document-statistic meta:table-count="0" meta:image-count="0" meta:object-count="0" meta:page-count="1" meta:paragraph-count="5" meta:word-count="100" meta:character-count="653" meta:non-whitespace-character-count="555"/>
    <meta:generator>LibreOffice/6.0.7.3$Linux_x86 LibreOffice_project/00m0$Build-3</meta:generator>
  </office:meta>
</office:document-meta>
</file>